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TcpConnection.onWriteInactivity( Runnable runnable , long inactivity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onnection.sendAsync( Message &lt; P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TcpConnection.onReadInactivity( Runnable runnable , long inactivity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onnection.ReactorNetty2TcpConnection( NettyInbound inbound , NettyOutbound outbound , TcpMessageCodec &lt; P &gt; codec ,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Netty2Tcp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onn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